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ce style:name="JetBrains Mono" svg:font-family="'JetBrains Mono'"/>
    <style:font-face style:name="JetBrains Mono1"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ptos" fo:language="de" fo:country="CH" officeooo:rsid="001e817b" officeooo:paragraph-rsid="001e817b"/>
    </style:style>
    <style:style style:name="P2" style:family="paragraph" style:parent-style-name="Standard">
      <style:text-properties style:font-name="Aptos" fo:language="de" fo:country="CH" officeooo:rsid="0020dbcb" officeooo:paragraph-rsid="0020dbcb"/>
    </style:style>
    <style:style style:name="P3" style:family="paragraph" style:parent-style-name="Standard">
      <style:text-properties style:font-name="Aptos" fo:font-size="11pt" fo:language="de" fo:country="CH" officeooo:rsid="0020dbcb" officeooo:paragraph-rsid="0020dbcb" style:font-size-asian="11pt" style:font-size-complex="11pt"/>
    </style:style>
    <style:style style:name="P4" style:family="paragraph" style:parent-style-name="Text_20_body">
      <style:text-properties style:font-name="Aptos" fo:font-size="11pt" fo:language="de" fo:country="CH" officeooo:rsid="0020dbcb" officeooo:paragraph-rsid="0020dbcb" style:font-size-asian="11pt" style:font-size-complex="11pt"/>
    </style:style>
    <style:style style:name="P5" style:family="paragraph" style:parent-style-name="Text_20_body">
      <style:text-properties style:font-name="Aptos" fo:font-size="11pt" fo:language="de" fo:country="CH" officeooo:rsid="0022b148" officeooo:paragraph-rsid="0022b148" style:font-size-asian="11pt" style:font-size-complex="11pt"/>
    </style:style>
    <style:style style:name="P6" style:family="paragraph" style:parent-style-name="Title">
      <style:text-properties style:font-name="Aptos" fo:font-size="22pt" fo:language="de" fo:country="CH" style:font-size-asian="22pt" style:font-size-complex="22pt"/>
    </style:style>
    <style:style style:name="P7" style:family="paragraph" style:parent-style-name="Heading_20_3">
      <style:text-properties style:font-name="Aptos" fo:font-size="12pt" fo:language="de" fo:country="CH" style:font-size-asian="12pt" style:font-size-complex="12pt"/>
    </style:style>
    <style:style style:name="P8" style:family="paragraph" style:parent-style-name="Heading_20_3">
      <style:text-properties style:font-name="Aptos" fo:font-size="12pt" fo:language="de" fo:country="CH" officeooo:paragraph-rsid="002893a8" style:font-size-asian="12pt" style:font-size-complex="12pt"/>
    </style:style>
    <style:style style:name="P9" style:family="paragraph" style:parent-style-name="Standard">
      <style:text-properties officeooo:paragraph-rsid="002893a8"/>
    </style:style>
    <style:style style:name="P10" style:family="paragraph" style:parent-style-name="Standard">
      <style:text-properties officeooo:rsid="002ac1e1" officeooo:paragraph-rsid="002ac1e1"/>
    </style:style>
    <style:style style:name="P11" style:family="paragraph" style:parent-style-name="Standard">
      <style:text-properties officeooo:rsid="002ac1e1" officeooo:paragraph-rsid="002d271b"/>
    </style:style>
    <style:style style:name="P12" style:family="paragraph" style:parent-style-name="Standard">
      <style:text-properties officeooo:paragraph-rsid="002ac1e1"/>
    </style:style>
    <style:style style:name="P13" style:family="paragraph" style:parent-style-name="Standard">
      <loext:graphic-properties draw:fill="solid" draw:fill-color="#1e1f22"/>
      <style:paragraph-properties fo:background-color="#1e1f22" fo:padding="0cm" fo:border="none" style:shadow="none"/>
    </style:style>
    <style:style style:name="T1" style:family="text">
      <style:text-properties fo:color="#bcbec4" loext:opacity="100%" style:font-name="JetBrains Mono1" fo:font-size="10pt" fo:font-style="normal" fo:font-weight="normal" style:font-size-asian="10pt" style:font-style-asian="normal" style:font-weight-asian="normal"/>
    </style:style>
    <style:style style:name="T2" style:family="text">
      <style:text-properties fo:color="#bcbec4" loext:opacity="100%" style:font-name="JetBrains Mono" fo:font-size="10pt" fo:language="de" fo:country="CH" fo:font-style="normal" fo:font-weight="normal" style:font-size-asian="10pt" style:font-style-asian="normal" style:font-weight-asian="normal" style:font-size-complex="11pt"/>
    </style:style>
    <style:style style:name="T3" style:family="text">
      <style:text-properties style:font-name="Aptos" fo:font-size="11pt" fo:language="de" fo:country="CH" style:font-size-asian="11pt" style:font-size-complex="11pt"/>
    </style:style>
    <style:style style:name="T4" style:family="text">
      <style:text-properties style:font-name="Aptos" fo:font-size="11pt" fo:language="de" fo:country="CH" officeooo:rsid="002844ae" style:font-size-asian="11pt" style:font-size-complex="11pt"/>
    </style:style>
    <style:style style:name="T5" style:family="text">
      <style:text-properties style:font-name="Aptos" fo:font-size="11pt" fo:language="de" fo:country="CH" officeooo:rsid="002ac1e1" style:font-size-asian="11pt" style:font-size-complex="11pt"/>
    </style:style>
    <style:style style:name="T6" style:family="text">
      <style:text-properties style:font-name="Aptos" fo:font-size="11pt" fo:language="de" fo:country="CH" officeooo:rsid="002c60a3" style:font-size-asian="11pt" style:font-size-complex="11pt"/>
    </style:style>
    <style:style style:name="T7" style:family="text">
      <style:text-properties style:font-name="Aptos" fo:font-size="11pt" fo:language="de" fo:country="CH" officeooo:rsid="002d271b" style:font-size-asian="11pt" style:font-size-complex="11pt"/>
    </style:style>
    <style:style style:name="T8" style:family="text">
      <style:text-properties style:font-name="Aptos" fo:font-size="11pt" fo:language="de" fo:country="CH" fo:background-color="#ffff00" loext:char-shading-value="0" style:font-size-asian="11pt" style:font-size-complex="11pt"/>
    </style:style>
    <style:style style:name="T9" style:family="text">
      <style:text-properties style:font-name="Aptos" fo:font-size="11pt" fo:language="de" fo:country="CH" officeooo:rsid="002ac1e1" fo:background-color="#ffff00" loext:char-shading-value="0"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bsichern eines Mailsystems</text:p>
      <text:p text:style-name="P1"/>
      <text:h text:style-name="P7" text:outline-level="3">1 Einleitung</text:h>
      <text:p text:style-name="P5">Für die zweite Abgabe im Fach Cyber Sicherheit soll ein sicherer Mail-Server und ein DNS-Server im Labor eingerichtet werden. In diesem Bericht werden die einzelnen Schritte erklärt. Dabei wird auf die Stärken und Schwächen der Umsetzung in Bezug auf Sicherheit eingegangen. Zudem wird anhand von relevanten Logs und Testmails gezeigt, dass die Infrastruktur wie gedacht funktioniert. Im Anhang befinden sich die wichtigsten Konfigurationsdateien in ihrem finalen Zustand.</text:p>
      <text:h text:style-name="P7" text:outline-level="3">2 DNS-Server</text:h>
      <text:p text:style-name="P9"><text:span text:style-name="T5">Die Idee ist, eine Subdomain in der Domäne cyberlab.fhnw.ch zu definieren. Dazu müssen zuvor einige Informationen gesammelt werden. Zu Beginn werden die Nameserver der Domäne gesucht.</text:span></text:p>
      <text:p text:style-name="P9"><text:span text:style-name="T5"/></text:p>
      <text:p text:style-name="P12"><text:span text:style-name="T9">Dig Befehl um Ip4 Adresse 2 Nameserver von cyberlab.fhnw.ch</text:span><text:span text:style-name="T5"> </text:span></text:p>
      <text:p text:style-name="P10"><text:span text:style-name="T3"/></text:p>
      <text:p text:style-name="P11"><text:span text:style-name="T3">Gearbeitet wurde an der Station 10, daher wurde die Subdomäne u10.cyberlab.fhnw.ch gewählt. Nun muss noch sichergestellt werden, dass Einträge für diese Subdomäne im Nameserver von cyberlab.fhnw.ch existieren.</text:span></text:p>
      <text:p text:style-name="P11"><text:span text:style-name="T3"/></text:p>
      <text:p text:style-name="P13" loext:marker-style-name="T1"><text:span text:style-name="T2">&gt; dig u10.cyberlab.fhnw.ch @192.168.64.10 ns +norecurse</text:span><text:span text:style-name="T1"><text:line-break/><text:line-break/>; &lt;&lt;&gt;&gt; DiG 9.18.18-0ubuntu0.22.04.2-Ubuntu &lt;&lt;&gt;&gt; u10.cyberlab.fhnw.ch @192.168.64.10 ns +norecurse<text:line-break/>;; global options: +cmd<text:line-break/>;; Got answer:<text:line-break/>;; -&gt;&gt;HEADER&lt;&lt;- opcode: QUERY, status: NOERROR, id: 46369<text:line-break/>;; flags: qr ra; QUERY: 1, ANSWER: 0, AUTHORITY: 2, ADDITIONAL: 3<text:line-break/><text:line-break/>;; OPT PSEUDOSECTION:<text:line-break/>; EDNS: version: 0, flags:; udp: 1232<text:line-break/>; COOKIE: 04d64f2da491433101000000662f44c579f5e89e5ad9adb2 (good)<text:line-break/>;; QUESTION SECTION:<text:line-break/>;u10.cyberlab.fhnw.ch.<text:tab/><text:tab/>IN<text:tab/>NS<text:line-break/><text:line-break/>;; AUTHORITY SECTION:<text:line-break/>u10.cyberlab.fhnw.ch.<text:tab/>4800<text:tab/>IN<text:tab/>NS<text:tab/>ns1.u10.cyberlab.fhnw.ch.<text:line-break/>u10.cyberlab.fhnw.ch.<text:tab/>4800<text:tab/>IN<text:tab/>NS<text:tab/>ns2.u10.cyberlab.fhnw.ch.<text:line-break/><text:line-break/>;; ADDITIONAL SECTION:<text:line-break/>ns2.u10.cyberlab.fhnw.ch. 4800<text:tab/>IN<text:tab/>A<text:tab/>192.168.97.81<text:line-break/>ns1.u10.cyberlab.fhnw.ch. 4800<text:tab/>IN<text:tab/>A<text:tab/>192.168.97.80<text:line-break/><text:line-break/>;; Query time: 0 msec<text:line-break/>;; SERVER: 192.168.64.10#53(192.168.64.10) (UDP)<text:line-break/>;; WHEN: Mon Apr 29 06:57:09 UTC 2024<text:line-break/>;; MSG SIZE <text:s/>rcvd: 145</text:span></text:p>
      <text:p text:style-name="P11"><text:span text:style-name="T3"/></text:p>
      <text:p text:style-name="P11"><text:span text:style-name="T3">Mit diesen Informationen kann nun der DNS-Server für die Subdomain aufgesetzt werden. Eine virtuelle Maschine wurde eingerichtet und der Dienst bind9 darauf installiert. Diese Maschine wird ab sofort ubuntu-dns genannt.</text:span></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oft-page-break/><text:span text:style-name="T3"/></text:p>
      <text:p text:style-name="P11"><text:span text:style-name="T3"/></text:p>
      <text:p text:style-name="P11"><text:span text:style-name="T3"/></text:p>
      <text:h text:style-name="P8" text:outline-level="3">3 Mail-Server</text:h>
      <text:p text:style-name="P3">Tbd</text:p>
      <text:p text:style-name="P2"/>
      <text:p text:style-name="P1"/>
      <text:h text:style-name="P7" text:outline-level="3">4 SPF/DKIM</text:h>
      <text:p text:style-name="P3">Tbd</text:p>
      <text:p text:style-name="P2"/>
      <text:p text:style-name="P1"/>
      <text:h text:style-name="P7" text:outline-level="3">5 Greylisting</text:h>
      <text:p text:style-name="P3">Tbd</text:p>
      <text:p text:style-name="P2"/>
      <text:p text:style-name="P1"/>
      <text:h text:style-name="P7" text:outline-level="3">6 Bayes</text:h>
      <text:p text:style-name="P3">Tbd</text:p>
      <text:p text:style-name="P2"/>
      <text:p text:style-name="P1"/>
      <text:h text:style-name="P7" text:outline-level="3">7 Anhang</text:h>
      <text:p text:style-name="P4">Tb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ce style:name="JetBrains Mono" svg:font-family="'JetBrains Mono'"/>
    <style:font-face style:name="JetBrains Mono1"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7T12:36:15.152596629</meta:creation-date>
    <dc:date>2024-05-29T14:33:11.849769074</dc:date>
    <meta:editing-duration>PT3H3M</meta:editing-duration>
    <meta:editing-cycles>14</meta:editing-cycles>
    <meta:generator>LibreOffice/24.2.3.2$Linux_X86_64 LibreOffice_project/433d9c2ded56988e8a90e6b2e771ee4e6a5ab2ba</meta:generator>
    <meta:document-statistic meta:table-count="0" meta:image-count="0" meta:object-count="0" meta:page-count="2" meta:paragraph-count="19" meta:word-count="291" meta:character-count="2153" meta:non-whitespace-character-count="1873"/>
  </office:meta>
</office:document-meta>
</file>